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2"/>
    </style:style>
    <style:style style:name="P2" style:family="paragraph" style:parent-style-name="Standard">
      <style:paragraph-properties fo:margin-top="0.499cm" fo:margin-bottom="0cm" style:contextual-spacing="false" fo:line-height="15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ste relatório, apresento uma lista com cinco produtos básicos utilizados no ambiente escolar. Os itens selecionados foram: caneta, caderno, lápis, borracha e apontador. Para cada um, foram registradas a data da compra, a quantidade adquirida e o valor unitário, conforme os dados inseridos no LibreOffice Calc.</text:p>
      <text:p text:style-name="P1">A partir disso, foi possível calcular a soma total de itens e a média dos preços unitários. Essas informações foram representadas graficamente por meio de um gráfico de pizza, facilitando a visualização da proporção de cada produto no total. Essa análise é útil para entender padrões de consumo e planejar futuras compras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álico" style:font-family-generic="swiss" style:font-pitch="variable" fo:font-size="11pt" fo:font-style="italic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1pt" style:font-size-asian="11pt" style:font-size-complex="11pt"/>
    </style:style>
    <style:style style:name="MT1" style:family="text">
      <style:text-properties officeooo:rsid="000864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74pt solid #666666" fo:padding="0.04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elatório de Análise de Compras – <text:span text:style-name="MT1">Lucca Nascimento Dallepran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19:40:12.512294100</meta:creation-date>
    <dc:date>2025-06-30T19:48:38.133360400</dc:date>
    <meta:editing-duration>PT8M27S</meta:editing-duration>
    <meta:editing-cycles>1</meta:editing-cycles>
    <meta:document-statistic meta:table-count="0" meta:image-count="0" meta:object-count="0" meta:page-count="1" meta:paragraph-count="3" meta:word-count="106" meta:character-count="695" meta:non-whitespace-character-count="591"/>
    <meta:generator>LibreOffice/25.2.4.3$Windows_X86_64 LibreOffice_project/33e196637044ead23f5c3226cde09b47731f7e27</meta:generator>
  </office:meta>
</office:document-meta>
</file>